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400000120A3F2021FF707078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P2" style:family="paragraph" style:parent-style-name="Header">
      <style:text-properties style:font-name="Arial" fo:text-shadow="1pt 1pt" fo:font-weight="bold"/>
    </style:style>
    <style:style style:name="P3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P4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P5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P7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P8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P9" style:family="paragraph" style:parent-style-name="Standard">
      <style:paragraph-properties fo:text-align="center" style:justify-single-word="false"/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fo:font-size="9pt" style:text-underline-style="solid" style:text-underline-width="auto" style:text-underline-color="font-color" fo:font-weight="bold"/>
    </style:style>
    <style:style style:name="P11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fo:font-weight="bold"/>
    </style:style>
    <style:style style:name="P1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P13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/>
    </style:style>
    <style:style style:name="P15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6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paragraph-rsid="0019c84b" style:font-size-asian="13pt" style:font-size-complex="13pt"/>
    </style:style>
    <style:style style:name="P18" style:family="paragraph" style:parent-style-name="Text_20_body" style:list-style-name="L1">
      <style:text-properties fo:font-size="10pt" fo:font-weight="normal" officeooo:paragraph-rsid="00119028"/>
    </style:style>
    <style:style style:name="P19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P2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1" style:family="paragraph" style:parent-style-name="Heading_20_1" style:list-style-name=""/>
    <style:style style:name="P22" style:family="paragraph" style:parent-style-name="Heading_20_1">
      <style:text-properties officeooo:rsid="001ba4e6" officeooo:paragraph-rsid="001ba4e6"/>
    </style:style>
    <style:style style:name="P23" style:family="paragraph" style:parent-style-name="Heading_20_1">
      <style:text-properties officeooo:paragraph-rsid="001dfd5b"/>
    </style:style>
    <style:style style:name="P24" style:family="paragraph" style:parent-style-name="Heading_20_1">
      <style:paragraph-properties fo:break-before="page"/>
      <style:text-properties officeooo:paragraph-rsid="001dfd5b"/>
    </style:style>
    <style:style style:name="P25" style:family="paragraph" style:parent-style-name="Heading_20_1" style:master-page-name="Materialbogen_20_Anwendungsentwicklung">
      <style:paragraph-properties style:page-number="auto"/>
    </style:style>
    <style:style style:name="P26" style:family="paragraph" style:parent-style-name="Heading_20_2">
      <style:text-properties officeooo:rsid="001f761c" officeooo:paragraph-rsid="001f761c"/>
    </style:style>
    <style:style style:name="P27" style:family="paragraph" style:parent-style-name="Heading_20_2">
      <style:text-properties officeooo:rsid="00213b39" officeooo:paragraph-rsid="00213b39"/>
    </style:style>
    <style:style style:name="P28" style:family="paragraph" style:parent-style-name="Heading_20_2">
      <style:text-properties officeooo:rsid="002514b8" officeooo:paragraph-rsid="002514b8"/>
    </style:style>
    <style:style style:name="P29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font-variant="small-caps" fo:text-shadow="none"/>
    </style:style>
    <style:style style:name="T2" style:family="text">
      <style:text-properties style:font-name="Arial" fo:font-size="8pt"/>
    </style:style>
    <style:style style:name="T3" style:family="text">
      <style:text-properties fo:font-weight="normal"/>
    </style:style>
    <style:style style:name="T4" style:family="text">
      <style:text-properties officeooo:rsid="000e29e0"/>
    </style:style>
    <style:style style:name="T5" style:family="text">
      <style:text-properties fo:font-size="8pt" fo:font-weight="normal"/>
    </style:style>
    <style:style style:name="T6" style:family="text">
      <style:text-properties officeooo:rsid="0010e5f8"/>
    </style:style>
    <style:style style:name="T7" style:family="text">
      <style:text-properties officeooo:rsid="0019c84b"/>
    </style:style>
    <style:style style:name="T8" style:family="text">
      <style:text-properties officeooo:rsid="001ba4e6"/>
    </style:style>
    <style:style style:name="T9" style:family="text">
      <style:text-properties officeooo:rsid="001dfd5b"/>
    </style:style>
    <style:style style:name="T10" style:family="text">
      <style:text-properties officeooo:rsid="001f761c"/>
    </style:style>
    <style:style style:name="T11" style:family="text">
      <style:text-properties officeooo:rsid="002514b8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 text:is-list-header="true"/>
      <text:p text:style-name="P17"><text:span text:style-name="T7">DV-Konzept</text:span>:</text:p>
      <text:p text:style-name="P10"/>
      <text:p text:style-name="P11"/>
      <text:p text:style-name="P13">Gruppe: </text:p>
      <text:p text:style-name="P14">Gruppenmitglieder: <text:span text:style-name="T6">Christian Ziermann, Marvin Kröker, Dennis Wrobel, Lukas Prediger</text:span></text:p>
      <text:p text:style-name="P15">Auftrag:</text:p>
      <text:p text:style-name="P1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413_861071704" text:style-name="Index_20_Link" text:visited-style-name="Index_20_Link">1. Basis/Symfony<text:tab/>3</text:a></text:p>
          <text:p text:style-name="P29"><text:a xlink:type="simple" xlink:href="#__RefHeading___Toc941_1141482830" text:style-name="Index_20_Link" text:visited-style-name="Index_20_Link">1.1. Symfony<text:tab/>3</text:a></text:p>
          <text:p text:style-name="P29"><text:a xlink:type="simple" xlink:href="#__RefHeading___Toc943_1141482830" text:style-name="Index_20_Link" text:visited-style-name="Index_20_Link">1.2. Basisinstallation<text:tab/>3</text:a></text:p>
          <text:p text:style-name="P29"><text:a xlink:type="simple" xlink:href="#__RefHeading___Toc945_1141482830" text:style-name="Index_20_Link" text:visited-style-name="Index_20_Link">1.3. Routing<text:tab/>3</text:a></text:p>
          <text:p text:style-name="P20"><text:a xlink:type="simple" xlink:href="#__RefHeading___Toc947_1141482830" text:style-name="Index_20_Link" text:visited-style-name="Index_20_Link">2. Frontend<text:tab/>3</text:a></text:p>
          <text:p text:style-name="P20"><text:a xlink:type="simple" xlink:href="#__RefHeading___Toc949_1141482830" text:style-name="Index_20_Link" text:visited-style-name="Index_20_Link">3. Backend<text:tab/>3</text:a></text:p>
          <text:p text:style-name="P29"><text:a xlink:type="simple" xlink:href="#__RefHeading___Toc951_1141482830" text:style-name="Index_20_Link" text:visited-style-name="Index_20_Link">3.1. Prozessbeschreibung<text:tab/>3</text:a></text:p>
          <text:p text:style-name="P29"><text:a xlink:type="simple" xlink:href="#__RefHeading___Toc953_1141482830" text:style-name="Index_20_Link" text:visited-style-name="Index_20_Link">3.2.<text:tab/>3</text:a></text:p>
          <text:p text:style-name="P20"><text:a xlink:type="simple" xlink:href="#__RefHeading___Toc955_1141482830" text:style-name="Index_20_Link" text:visited-style-name="Index_20_Link">4. Datenbank<text:tab/>3</text:a></text:p>
          <text:p text:style-name="P29"><text:a xlink:type="simple" xlink:href="#__RefHeading___Toc957_1141482830" text:style-name="Index_20_Link" text:visited-style-name="Index_20_Link">4.1. Datenbankmodell<text:tab/>3</text:a></text:p>
          <text:p text:style-name="P29"><text:a xlink:type="simple" xlink:href="#__RefHeading___Toc959_1141482830" text:style-name="Index_20_Link" text:visited-style-name="Index_20_Link">4.2. Beziehungen/Constrains<text:tab/>3</text:a></text:p>
          <text:p text:style-name="P20"><text:a xlink:type="simple" xlink:href="#__RefHeading___Toc961_1141482830" text:style-name="Index_20_Link" text:visited-style-name="Index_20_Link">5. Berechtigungen<text:tab/>3</text:a></text:p>
          <text:p text:style-name="P29"><text:a xlink:type="simple" xlink:href="#__RefHeading___Toc963_1141482830" text:style-name="Index_20_Link" text:visited-style-name="Index_20_Link">5.1. Rollenbeschreibung<text:tab/>3</text:a></text:p>
          <text:p text:style-name="P29"><text:a xlink:type="simple" xlink:href="#__RefHeading___Toc965_1141482830" text:style-name="Index_20_Link" text:visited-style-name="Index_20_Link">5.2. Berechtigungen<text:tab/>3</text:a></text:p>
          <text:p text:style-name="P29"><text:a xlink:type="simple" xlink:href="#__RefHeading___Toc967_1141482830" text:style-name="Index_20_Link" text:visited-style-name="Index_20_Link">5.3. Berechtigungsmatrix<text:tab/>3</text:a></text:p>
        </text:index-body>
      </text:table-of-content>
      <text:h text:style-name="P21" text:outline-level="1"/>
      <text:h text:style-name="P24" text:outline-level="1"><text:bookmark-start text:name="__RefHeading__413_861071704"/><text:s/><text:span text:style-name="T9">Basis/Symfony</text:span><text:bookmark-end text:name="__RefHeading__413_861071704"/></text:h>
      <text:h text:style-name="P26" text:outline-level="2"><text:bookmark-start text:name="__RefHeading___Toc941_1141482830"/><text:s/>Symfony<text:bookmark-end text:name="__RefHeading___Toc941_1141482830"/></text:h>
      <text:h text:style-name="P26" text:outline-level="2"><text:bookmark-start text:name="__RefHeading___Toc943_1141482830"/><text:s/>Basisinstallation<text:bookmark-end text:name="__RefHeading___Toc943_1141482830"/></text:h>
      <text:h text:style-name="Heading_20_2" text:outline-level="2"><text:bookmark-start text:name="__RefHeading___Toc945_1141482830"/><text:s/><text:span text:style-name="T10">Routing</text:span><text:bookmark-end text:name="__RefHeading___Toc945_1141482830"/></text:h>
      <text:h text:style-name="P23" text:outline-level="1"><text:bookmark-start text:name="__RefHeading___Toc947_1141482830"/><text:span text:style-name="T8"><text:s/>Frontend</text:span><text:bookmark-end text:name="__RefHeading___Toc947_1141482830"/></text:h>
      <text:h text:style-name="P22" text:outline-level="1"><text:bookmark-start text:name="__RefHeading___Toc949_1141482830"/><text:s/>Backend<text:bookmark-end text:name="__RefHeading___Toc949_1141482830"/></text:h>
      <text:h text:style-name="P27" text:outline-level="2"><text:bookmark-start text:name="__RefHeading___Toc951_1141482830"/><text:s/>Prozessbeschreibung<text:bookmark-end text:name="__RefHeading___Toc951_1141482830"/></text:h>
      <text:h text:style-name="Heading_20_2" text:outline-level="2"><text:bookmark-start text:name="__RefHeading___Toc953_1141482830"/><text:s/><text:bookmark-end text:name="__RefHeading___Toc953_1141482830"/></text:h>
      <text:h text:style-name="Heading_20_1" text:outline-level="1"><text:bookmark-start text:name="__RefHeading___Toc955_1141482830"/><text:s/><text:span text:style-name="T8">Datenbank</text:span><text:bookmark-end text:name="__RefHeading___Toc955_1141482830"/></text:h>
      <text:h text:style-name="P28" text:outline-level="2"><text:bookmark-start text:name="__RefHeading___Toc957_1141482830"/><text:s/>Datenbankmodell<text:bookmark-end text:name="__RefHeading___Toc957_1141482830"/></text:h>
      <text:h text:style-name="P28" text:outline-level="2"><text:bookmark-start text:name="__RefHeading___Toc959_1141482830"/><text:s/>Beziehungen/Constrains<text:bookmark-end text:name="__RefHeading___Toc959_1141482830"/></text:h>
      <text:h text:style-name="Heading_20_1" text:outline-level="1"><text:bookmark-start text:name="__RefHeading___Toc961_1141482830"/><text:s/><text:span text:style-name="T8">Berechtigungen</text:span> <text:bookmark-end text:name="__RefHeading___Toc961_1141482830"/></text:h>
      <text:h text:style-name="Heading_20_2" text:outline-level="2"><text:bookmark-start text:name="__RefHeading___Toc963_1141482830"/><text:s/><text:span text:style-name="T11">Rollenbeschreibung</text:span><text:bookmark-end text:name="__RefHeading___Toc963_1141482830"/></text:h>
      <text:h text:style-name="Heading_20_2" text:outline-level="2"><text:bookmark-start text:name="__RefHeading___Toc965_1141482830"/><text:s/><text:span text:style-name="T11">Berechtigungen</text:span><text:bookmark-end text:name="__RefHeading___Toc965_1141482830"/></text:h>
      <text:h text:style-name="Heading_20_2" text:outline-level="2"><text:bookmark-start text:name="__RefHeading___Toc967_1141482830"/><text:s/><text:span text:style-name="T11">Berechtigungsmatrix</text:span><text:bookmark-end text:name="__RefHeading___Toc967_1141482830"/></text:h>
      <text:p text:style-name="Text_20_body"/>
      <text:list xml:id="list5947494169876717836" text:style-name="L1">
        <text:list-header>
          <text:p text:style-name="P1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Linienende_20_1" draw:display-name="Linienende 1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cm" fo:margin-right="0cm" fo:margin-top="0cm" fo:margin-bottom="0.011cm" loext:contextual-spacing="false" fo:text-indent="0cm" style:auto-text-indent="false"/>
      <style:text-properties fo:font-size="14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53cm" style:type="center"/>
          <style:tab-stop style:position="18.90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fo:margin-left="0cm" fo:margin-right="0.007cm" table:align="margins"/>
    </style:style>
    <style:style style:name="Tabelle1.A" style:family="table-column">
      <style:table-column-properties style:rel-column-width="33262*"/>
    </style:style>
    <style:style style:name="Tabelle1.B" style:family="table-column">
      <style:table-column-properties style:rel-column-width="17918*"/>
    </style:style>
    <style:style style:name="Tabelle1.C" style:family="table-column">
      <style:table-column-properties style:rel-column-width="5147*"/>
    </style:style>
    <style:style style:name="Tabelle1.D" style:family="table-column">
      <style:table-column-properties style:rel-column-width="9208*"/>
    </style:style>
    <style:style style:name="Tabelle1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1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1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1.C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1.D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2" style:family="table">
      <style:table-properties fo:margin-left="0cm" fo:margin-right="0.007cm" table:align="margins"/>
    </style:style>
    <style:style style:name="Tabelle2.A" style:family="table-column">
      <style:table-column-properties style:rel-column-width="33262*"/>
    </style:style>
    <style:style style:name="Tabelle2.B" style:family="table-column">
      <style:table-column-properties style:rel-column-width="17918*"/>
    </style:style>
    <style:style style:name="Tabelle2.C" style:family="table-column">
      <style:table-column-properties style:rel-column-width="14355*"/>
    </style:style>
    <style:style style:name="Tabelle2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2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2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2.C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3" style:family="table">
      <style:table-properties style:width="17.993cm" fo:margin-left="0cm" fo:margin-right="0.007cm" table:align="margins"/>
    </style:style>
    <style:style style:name="Tabelle3.A" style:family="table-column">
      <style:table-column-properties style:column-width="3.239cm" style:rel-column-width="11796*"/>
    </style:style>
    <style:style style:name="Tabelle3.B" style:family="table-column">
      <style:table-column-properties style:column-width="14.755cm" style:rel-column-width="53739*"/>
    </style:style>
    <style:style style:name="Tabel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97cm" fo:border-left="1.1pt double #000000" fo:border-right="none" fo:border-top="1.1pt double #000000" fo:border-bottom="1.1pt double #000000"/>
    </style:style>
    <style:style style:name="Tabelle3.B1.1" style:family="table-column">
      <style:table-column-properties style:column-width="10.966cm" style:rel-column-width="39942*"/>
    </style:style>
    <style:style style:name="Tabelle3.B1.2" style:family="table-column">
      <style:table-column-properties style:column-width="1.737cm" style:rel-column-width="6329*"/>
    </style:style>
    <style:style style:name="Tabelle3.B1.3" style:family="table-column">
      <style:table-column-properties style:column-width="2.05cm" style:rel-column-width="7468*"/>
    </style:style>
    <style:style style:name="Tabelle3.B1.1.1" style:family="table-cell">
      <style:table-cell-properties style:vertical-align="middle" style:border-line-width-top="0.002cm 0.035cm 0.002cm" fo:padding="0.097cm" fo:border-left="0.05pt solid #000000" fo:border-right="none" fo:border-top="1.1pt double #000000" fo:border-bottom="0.05pt solid #000000"/>
    </style:style>
    <style:style style:name="Tabelle3.B1.3.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3.B1.1.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3.B1.3.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M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MP2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MP3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P5" style:family="paragraph" style:parent-style-name="Header">
      <style:text-properties style:font-name="Arial" fo:text-shadow="1pt 1pt" fo:font-weight="bold"/>
    </style:style>
    <style:style style:name="M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MP8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MP9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MP10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MP11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MT1" style:family="text">
      <style:text-properties fo:font-variant="small-caps" fo:text-shadow="none"/>
    </style:style>
    <style:style style:name="MT2" style:family="text">
      <style:text-properties style:font-name="Arial" fo:font-size="8pt"/>
    </style:style>
    <style:style style:name="MT3" style:family="text">
      <style:text-properties fo:font-weight="normal"/>
    </style:style>
    <style:style style:name="MT4" style:family="text">
      <style:text-properties officeooo:rsid="000e29e0"/>
    </style:style>
    <style:style style:name="MT5" style:family="text">
      <style:text-properties fo:font-size="8pt" fo:font-weight="normal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52cm" fo:margin-left="2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draw:fill="none" draw:fill-color="#99ccff"/>
      </style:header-style>
      <style:footer-style>
        <style:header-footer-properties svg:height="0.799cm" fo:margin-left="0cm" fo:margin-right="0cm" fo:margin-top="0.3cm" fo:background-color="transparent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0.813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/>
      </style:header-style>
      <style:footer-style>
        <style:header-footer-properties fo:min-height="0.998cm" fo:margin-left="0cm" fo:margin-right="0cm" fo:margin-top="0.499cm"/>
      </style:footer-style>
    </style:page-layout>
    <number:date-style style:name="N10107" number:language="de" number:country="DE" number:title="Benutzerdefiniert">
      <number:month number:style="long"/>
      <number:text>/</number:text>
      <number:year/>
    </number:date-style>
    <number:date-style style:name="N10108" number:language="de" number:country="DE" number:title="Benutzerdefiniert"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Georg-Simon-Ohm-Schule Köln</text:p>
            </table:table-cell>
            <table:table-cell table:style-name="Tabelle1.B1" table:number-columns-spanned="3" office:value-type="string">
              <text:p text:style-name="MP2">Fach: <text:span text:style-name="MT1">Anwendungsentwicklung</text:span></text:p>
            </table:table-cell>
            <table:covered-table-cell/>
            <table:covered-table-cell/>
          </table:table-row>
          <table:table-row>
            <table:table-cell table:style-name="Tabelle1.A2" table:number-columns-spanned="2" office:value-type="string">
              <text:p text:style-name="MP3"><text:title/></text:p>
            </table:table-cell>
            <table:covered-table-cell/>
            <table:table-cell table:style-name="Tabelle1.C2" office:value-type="string">
              <text:p text:style-name="MP4">U</text:p>
            </table:table-cell>
            <table:table-cell table:style-name="Tabelle1.D2" office:value-type="string">
              <text:p text:style-name="MP4">M 1</text:p>
            </table:table-cell>
          </table:table-row>
        </table:table>
        <text:p text:style-name="MP5"/>
      </style:header>
      <style:header-left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2">Georg-Simon-Ohm-Schule Köln</text:p>
            </table:table-cell>
            <table:table-cell table:style-name="Tabelle2.B1" table:number-columns-spanned="2" office:value-type="string">
              <text:p text:style-name="MP5">Fach: ANWENDUNGSENTWICKLUNG</text:p>
            </table:table-cell>
            <table:covered-table-cell/>
          </table:table-row>
          <table:table-row>
            <table:table-cell table:style-name="Tabelle2.A2" table:number-columns-spanned="2" office:value-type="string">
              <text:p text:style-name="MP6">Dies ist ein Test</text:p>
            </table:table-cell>
            <table:covered-table-cell/>
            <table:table-cell table:style-name="Tabelle2.C2" office:value-type="string">
              <text:p text:style-name="MP4">M</text:p>
            </table:table-cell>
          </table:table-row>
        </table:table>
        <text:p text:style-name="MP5"/>
      </style:header-left>
      <style:footer>
        <text:p text:style-name="MP7"><text:date style:data-style-name="N10107" text:date-value="2017-05-10T09:05:00.176488026">05/17</text:date><text:span text:style-name="MT2"><text:tab/></text:span><text:span text:style-name="MT2"><text:page-number text:select-page="current">0</text:page-number></text:span><text:span text:style-name="MT2">/</text:span><text:span text:style-name="MT2"><text:page-count>3</text:page-count></text:span><text:tab/>GK</text:p>
      </style:footer>
      <style:footer-left>
        <text:p text:style-name="MP7"><text:date style:data-style-name="N10107" text:date-value="2017-05-10T09:05:00.177528429">05/17</text:date><text:span text:style-name="MT2"><text:tab/></text:span><text:span text:style-name="MT2"><text:page-number text:select-page="current">0</text:page-number></text:span><text:span text:style-name="MT2">/</text:span><text:span text:style-name="MT2"><text:page-count>3</text:page-count></text:span><text:tab/>GK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Materialbogen_20_Anwendungsentwicklung" style:display-name="Materialbogen Anwendungsentwicklung" style:page-layout-name="Mpm8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draw:frame draw:style-name="Mfr1" draw:name="Grafik1" text:anchor-type="paragraph" svg:width="3.006cm" svg:height="1.221cm" draw:z-index="2"><draw:image xlink:href="Pictures/10000000000002C400000120A3F2021FF7070785.png" xlink:type="simple" xlink:show="embed" xlink:actuate="onLoad"/></draw:frame></text:p>
            </table:table-cell>
            <table:table-cell>
              <table:table table:is-sub-table="true">
                <table:table-column table:style-name="Tabelle3.B1.1"/>
                <table:table-column table:style-name="Tabelle3.B1.2"/>
                <table:table-column table:style-name="Tabelle3.B1.3"/>
                <table:table-row>
                  <table:table-cell table:style-name="Tabelle3.B1.1.1" office:value-type="string">
                    <text:p text:style-name="MP2"><text:span text:style-name="MT3">Fach</text:span>: <text:span text:style-name="MT1">Anwendungsentwicklung</text:span></text:p>
                  </table:table-cell>
                  <table:table-cell table:style-name="Tabelle3.B1.1.1" office:value-type="string">
                    <text:p text:style-name="MP8"><text:span text:style-name="MT4">Mittel</text:span>stufe</text:p>
                  </table:table-cell>
                  <table:table-cell table:style-name="Tabelle3.B1.3.1" office:value-type="string">
                    <text:p text:style-name="MP9">EVA</text:p>
                  </table:table-cell>
                </table:table-row>
                <table:table-row>
                  <table:table-cell table:style-name="Tabelle3.B1.1.2" table:number-columns-spanned="2" office:value-type="string">
                    <text:p text:style-name="MP10">DV-Konzept</text:p>
                  </table:table-cell>
                  <table:covered-table-cell/>
                  <table:table-cell table:style-name="Tabelle3.B1.3.2" office:value-type="string">
                    <text:p text:style-name="MP2"><text:span text:style-name="MT5">Seite</text:span> <text:page-number text:select-page="current">3</text:page-number>/<text:page-count>3</text:page-count></text:p>
                  </table:table-cell>
                </table:table-row>
              </table:table>
            </table:table-cell>
          </table:table-row>
        </table:table>
        <text:p text:style-name="MP11"/>
      </style:header>
      <style:footer>
        <text:p text:style-name="MP7"><text:date style:data-style-name="N10108" text:date-value="2017-05-10T09:05:00.185557454">05/2017</text:date><text:span text:style-name="MT2"><text:tab/></text:span><text:span text:style-name="MT2"><text:page-number text:select-page="current">3</text:page-number></text:span><text:span text:style-name="MT2">/</text:span><text:span text:style-name="MT2"><text:page-count>3</text:page-count></text:span><text:tab/>K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5-20T08:50:22.754000000</meta:creation-date>
    <dc:language>de-DE</dc:language>
    <meta:editing-cycles>21</meta:editing-cycles>
    <meta:editing-duration>PT2H56M13S</meta:editing-duration>
    <dc:date>2017-05-10T09:05:00.020632342</dc:date>
    <meta:document-statistic meta:table-count="3" meta:image-count="1" meta:object-count="0" meta:page-count="3" meta:paragraph-count="53" meta:word-count="119" meta:character-count="895" meta:non-whitespace-character-count="825"/>
    <meta:user-defined meta:name="Info 1"/>
    <meta:user-defined meta:name="Info 2"/>
    <meta:user-defined meta:name="Info 3"/>
    <meta:user-defined meta:name="Info 4"/>
  </office:meta>
</office:document-meta>
</file>